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8.442cm"/>
    </style:style>
    <style:style style:name="co3" style:family="table-column">
      <style:table-column-properties fo:break-before="auto" style:column-width="9.068cm"/>
    </style:style>
    <style:style style:name="co4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Key Skills/Topic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ge 1</text:p>
          </table:table-cell>
          <table:table-cell office:value-type="string" calcext:value-type="string">
            <text:p>Python Foundations</text:p>
          </table:table-cell>
          <table:table-cell office:value-type="string" calcext:value-type="string">
            <text:p>Syntax, variables, data types, operators, conditionals, loops, functions, data structures (list, tuple, dict, set), file I/O, exception handling, modules &amp; packages, virtual environments, OOP basics, common libraries (os, json, logging), testing basic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ge 2</text:p>
          </table:table-cell>
          <table:table-cell office:value-type="string" calcext:value-type="string">
            <text:p>Core Machine Learning</text:p>
          </table:table-cell>
          <table:table-cell office:value-type="string" calcext:value-type="string">
            <text:p>Supervised vs Unsupervised vs Reinforcement learning, train/validation/test split, data preprocessing, encoding categorical variables, feature scaling, algorithms (Linear &amp; Logistic Regression, Decision Trees, Random Forest, Naive Bayes, K-NN, SVM, K-Means), model evaluation metrics, cross-validation, hyperparameter tuning, scikit-learn basic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ge 3</text:p>
          </table:table-cell>
          <table:table-cell office:value-type="string" calcext:value-type="string">
            <text:p>Deep Learning Foundations</text:p>
          </table:table-cell>
          <table:table-cell office:value-type="string" calcext:value-type="string">
            <text:p>Neural network basics, perceptron, weights, bias, activation functions, forward &amp; backpropagation, overfitting &amp; regularization, optimizers (SGD, Adam), TensorFlow or PyTorch basics, CNN basics, RNN basic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ge 4</text:p>
          </table:table-cell>
          <table:table-cell office:value-type="string" calcext:value-type="string">
            <text:p>NLP Basics</text:p>
          </table:table-cell>
          <table:table-cell office:value-type="string" calcext:value-type="string">
            <text:p>Text cleaning, tokenization, stopwords, stemming/lemmatization, Bag of Words, TF-IDF, word embeddings (Word2Vec, GloVe, FastText), sequence models (RNN, LSTM, GRU), attention mechanism (overview), sentiment analysis project, NER basics (SpaCy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ge 5</text:p>
          </table:table-cell>
          <table:table-cell office:value-type="string" calcext:value-type="string">
            <text:p>Transformers &amp; LLM Fundamentals</text:p>
          </table:table-cell>
          <table:table-cell office:value-type="string" calcext:value-type="string">
            <text:p>Transformer architecture (encoder/decoder, self-attention), positional embeddings, BERT vs GPT models, pretraining vs fine-tuning, prompting basics (zero-shot, few-shot), tokenization for LLMs (BPE), embeddings APIs (OpenAI, Hugging Face), fine-tuning small models (DistilBERT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ge 6</text:p>
          </table:table-cell>
          <table:table-cell office:value-type="string" calcext:value-type="string">
            <text:p>Retrieval-Augmented Generation (RAG)</text:p>
          </table:table-cell>
          <table:table-cell office:value-type="string" calcext:value-type="string">
            <text:p>RAG basics, retriever + generator architecture, chunking strategies, vector embeddings (dense vs sparse), vector stores (FAISS, Pinecone, Weaviate), similarity metrics, integrating retrievers with LLMs (LangChain, LlamaIndex), evaluation of retrieval &amp; generat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ge 7</text:p>
          </table:table-cell>
          <table:table-cell office:value-type="string" calcext:value-type="string">
            <text:p>Generative AI Ecosystem</text:p>
          </table:table-cell>
          <table:table-cell office:value-type="string" calcext:value-type="string">
            <text:p>Text generation vs summarization vs Q&amp;A, image generation basics (diffusion models, Stable Diffusion), prompt engineering &amp; safety, fine-tuning LLMs vs parameter-efficient tuning (LoRA, adapters), building chatbots (LangChain/Gradio/Streamlit), MLOps for GenAI (deployment with FastAPI/Docker, monitoring latency &amp; hallucination, cost control &amp; caching), security &amp; ethics</text:p>
          </table:table-cell>
          <table:table-cell table:number-columns-repeated="61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15T06:21:44</meta:creation-date>
    <dc:date>2025-09-15T12:02:56.557295627</dc:date>
    <meta:generator>LibreOffice/6.4.7.2$Linux_X86_64 LibreOffice_project/40$Build-2</meta:generator>
    <meta:editing-duration>PT10M11S</meta:editing-duration>
    <meta:editing-cycles>1</meta:editing-cycles>
    <meta:document-statistic meta:table-count="1" meta:cell-count="2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